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5E0000005E222EDAB97E2EC3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6.695cm" fo:min-width="21.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fill-image-name="Coarse" draw:textarea-horizontal-align="center" draw:textarea-vertical-align="middle" draw:auto-grow-height="false" draw:fit-to-size="false" fo:min-height="9.495cm" fo:min-width="20.428cm" fo:padding-top="0.131cm" fo:padding-bottom="0.131cm" fo:padding-left="0.25cm" fo:padding-right="0.25cm" fo:wrap-option="wrap" draw:shadow="visible" draw:shadow-offset-x="0cm" draw:shadow-offset-y="0.141cm" draw:shadow-color="#ff3333" draw:shadow-opacity="100%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3333ff" fo:min-height="12.179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draw:auto-grow-height="true" fo:min-height="2.957cm"/>
    </style:style>
    <style:style style:name="pr5" style:family="presentation" style:parent-style-name="midnightblue-subtitle" style:list-style-name="L2">
      <style:graphic-properties draw:fill-color="#ffffff" draw:auto-grow-height="true" fo:min-height="15.143cm"/>
    </style:style>
    <style:style style:name="pr6" style:family="presentation" style:parent-style-name="midnightblue-subtitle">
      <style:graphic-properties draw:fill-color="#ffffff" fo:min-height="14cm"/>
    </style:style>
    <style:style style:name="P1" style:family="paragraph">
      <loext:graphic-properties draw:fill-color="#3333ff"/>
      <style:text-properties fo:color="#0000ff" style:font-name="Abyssinica SIL1" style:text-underline-style="solid" style:text-underline-width="auto" style:text-und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margin-left="0cm" fo:margin-right="0cm" fo:line-height="150%" fo:text-align="start" fo:text-indent="0cm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7" style:family="paragraph">
      <loext:graphic-properties draw:fill="bitmap" draw:fill-color="#000000" draw:fill-image-name="Coarse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color="#0000ff" style:font-name="Abyssinica SIL1" fo:font-size="72pt" style:text-underline-style="solid" style:text-underline-width="auto" style:text-underline-color="font-color" style:font-size-asian="72pt" style:font-size-complex="72pt"/>
    </style:style>
    <style:style style:name="T2" style:family="text">
      <style:text-properties fo:color="#800000"/>
    </style:style>
    <style:style style:name="T3" style:family="text">
      <style:text-properties fo:color="#000000" style:text-outline="false" style:text-line-through-style="none" style:text-line-through-type="none" style:text-position="0% 100%" style:font-name="Thorndale1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ning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Docker Compose</text:span></text:p>
            <text:p><text:span text:style-name="T1">Image Building</text:span></text:p>
          </draw:text-box>
        </draw:frame>
        <draw:custom-shape draw:style-name="gr1" draw:text-style-name="P2" draw:layer="layout" svg:width="21.8cm" svg:height="6.955cm" svg:x="2.6cm" svg:y="7.8cm">
          <text:p/>
          <draw:enhanced-geometry svg:viewBox="0 0 21600 21600" draw:mirror-horizontal="false" draw:mirror-vertical="false" draw:extrusion="false" draw:glue-points="?f18 ?f0 ?f20 10800 ?f19 ?f1 ?f21 10800" draw:text-areas="0 0 21600 21600" draw:text-path="true" draw:text-path-mode="shape" draw:text-path-scale="path" draw:text-path-same-letter-heights="false" draw:type="fontwork-wave" draw:modifiers="140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1T0">
        <office:forms form:automatic-focus="false" form:apply-design-mode="false"/>
        <draw:frame presentation:style-name="pr4" draw:layer="layout" svg:width="26cm" svg:height="2.957cm" svg:x="1cm" svg:y="0.69cm" presentation:class="title" presentation:user-transformed="true">
          <draw:text-box>
            <text:p>Docker Compose: Build Image</text:p>
          </draw:text-box>
        </draw:frame>
        <draw:frame presentation:style-name="pr5" draw:text-style-name="P5" draw:layer="layout" svg:width="26cm" svg:height="15.143cm" svg:x="1cm" svg:y="4.929cm" presentation:class="subtitle" presentation:user-transformed="true">
          <draw:text-box>
            <text:list text:style-name="L2">
              <text:list-item>
                <text:p text:style-name="P4">Using Compose, You can build your custom Image.</text:p>
              </text:list-item>
              <text:list-item>
                <text:p text:style-name="P4">Will Build using <text:span text:style-name="T2">docker-compose up</text:span> if not found in cache.</text:p>
              </text:list-item>
              <text:list-item>
                <text:p text:style-name="P4">Also rebuild with <text:span text:style-name="T2">docker-compose build</text:span></text:p>
              </text:list-item>
              <text:list-item>
                <text:p text:style-name="P4">Great for complex builds that have lots of vars or build arg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DevOps Training : Docker</text:p>
          </draw:text-box>
        </draw:frame>
        <draw:frame presentation:style-name="pr6" draw:text-style-name="P3" draw:layer="layout" svg:width="26cm" svg:height="14cm" svg:x="1cm" svg:y="5.5cm" presentation:class="subtitle" presentation:placeholder="true" presentation:user-transformed="true">
          <draw:text-box/>
        </draw:frame>
        <draw:custom-shape draw:style-name="gr3" draw:text-style-name="P7" draw:layer="layout" svg:width="20.927cm" svg:height="9.756cm" svg:x="3.873cm" svg:y="7.4cm">
          <text:p text:style-name="P6"><text:span text:style-name="T3">Thank You</text:span></text:p>
          <draw:enhanced-geometry svg:viewBox="0 0 21600 21600" draw:extrusion="false" draw:extrusion-rotation-angle="25 0" dr3d:projection="parallel" draw:extrusion-first-light-direction="(-50000 0 10000)" draw:extrusion-second-light-direction="(50000 0 10000)" dr3d:shade-mode="flat" draw:extrusion-metal="false" draw:extrusion-specularity="122%" draw:extrusion-diffusion="0%" draw:text-areas="0 0 21600 21600" draw:text-path="true" draw:text-path-mode="shape" draw:text-path-scale="path" draw:text-path-same-letter-heights="false" draw:type="fontwork-chevron-down" draw:modifiers="12224.2595204513" draw:enhanced-path="M 0 0 L 10800 ?f1 21600 0 N M 0 ?f0 L 10800 21600 21600 ?f0 N">
            <draw:equation draw:name="f0" draw:formula="$0 "/>
            <draw:equation draw:name="f1" draw:formula="21600-$0 "/>
            <draw:handle draw:handle-position="left $0" draw:handle-range-y-minimum="1080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1" svg:font-family="'Arial Black'" style:font-family-generic="roman"/>
    <style:font-face style:name="Thorndale1" svg:font-family="Thorndale" style:font-family-generic="roman"/>
    <style:font-face style:name="Abyssinica SIL1" svg:font-family="'Abyssinica SIL'" style:font-pitch="variable"/>
    <style:font-face style:name="Abyssinica SIL" svg:font-family="'Abyssinica SIL'" style:font-adornments="標準" style:font-pitch="variable"/>
    <style:font-face style:name="Lohit Devanagari1" svg:font-family="'Lohit Devanagari'" style:font-pitch="variable"/>
    <style:font-face style:name="MS Gothic" svg:font-family="'MS Gothic'" style:font-pitch="variable"/>
    <style:font-face style:name="Source Sans Pro3" svg:font-family="'Source Sans Pro'" style:font-adornments="標準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 Black" svg:font-family="'Arial Black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Thorndale" svg:font-family="Thorndale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fill-image draw:name="Coarse" xlink:href="Pictures/100000000000005E0000005E222EDAB97E2EC3C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4T09:29:00.285602781</meta:creation-date>
    <dc:date>2018-01-10T09:17:39.819997465</dc:date>
    <meta:editing-duration>PT9H14M20S</meta:editing-duration>
    <meta:editing-cycles>21</meta:editing-cycles>
    <meta:generator>LibreOffice/5.1.6.2$Linux_X86_64 LibreOffice_project/10m0$Build-2</meta:generator>
    <meta:document-statistic meta:object-count="49"/>
  </office:meta>
</office:document-meta>
</file>